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e104" officeooo:paragraph-rsid="000ce104"/>
    </style:style>
    <style:style style:name="P2" style:family="paragraph" style:parent-style-name="Standard">
      <style:text-properties fo:font-size="15pt" officeooo:rsid="000ce104" officeooo:paragraph-rsid="000ce104" style:font-size-asian="15pt" style:font-size-complex="15pt"/>
    </style:style>
    <style:style style:name="P3" style:family="paragraph" style:parent-style-name="Standard">
      <style:text-properties fo:font-size="14pt" officeooo:rsid="000ce104" officeooo:paragraph-rsid="000ce104" style:font-size-asian="14pt" style:font-size-complex="14pt"/>
    </style:style>
    <style:style style:name="P4" style:family="paragraph" style:parent-style-name="Standard">
      <style:text-properties fo:font-size="13pt" officeooo:rsid="000ce104" officeooo:paragraph-rsid="000ce104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Yoooooooo!</text:p>
      <text:p text:style-name="P1"/>
      <text:p text:style-name="P1">Lorem ipsum fallerar. Hans ist da. Wieder back im Gebäude. Freude darüber. Pech ist hinüber. Krxxxxxxxxxxxxxxxxxxxxxxxxxxxxxxxxxxxxx. Was los? Ich prügel mich in deiner Stadt mit Faschos. Aber was? Dies Das.</text:p>
      <text:p text:style-name="P1">Blablabla. Tralleraaaaaaaaaaaaaaaaaaa. Didadum. Lalalü, Lalala.</text:p>
      <text:p text:style-name="P1"/>
      <text:p text:style-name="P3">1.1 Y.O!</text:p>
      <text:p text:style-name="P1"/>
      <text:p text:style-name="P1">Sldfkjs lksjdf lksjf lskjflkwjerüa oijsfjser wafldjsföl lkjsflkjaslkfdj sf. Owpoipoi poipi wrewre cxmvxnv lkjslfkj lskdjfoewirnw sfojisfiuowp qwaiefo aew I woaeif pa oiewj awe poiwf .</text:p>
      <text:p text:style-name="P1">Aefjwefj .w,ef <text:s/>ijwef o ijoijijojojsfdojsdfooiewjf wlkje kwo.</text:p>
      <text:p text:style-name="P1"/>
      <text:p text:style-name="P4">1.1.. yo</text:p>
      <text:p text:style-name="P1"/>
      <text:p text:style-name="P1">Lorem ipsum fallerar. Hans ist da. Wieder back im Gebäude. Freude darüber. Pech ist hinüber. Krxxxxxxxxxxxxxxxxxxxxxxxxxxxxxxxxxxxxx. Was los? Ich prügel mich in deiner Stadt mit Faschos. Aber was? Dies Das.</text:p>
      <text:p text:style-name="P1">Blablabla. Tralleraaaaaaaaaaaaaaaaaaa. Didadum. Lalalü, Lala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09:48:49.459299417</meta:creation-date>
    <dc:date>2019-09-05T09:52:39.627479950</dc:date>
    <meta:editing-duration>PT3M5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07" meta:character-count="813" meta:non-whitespace-character-count="714"/>
  </office:meta>
</office:document-meta>
</file>